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820e7" officeooo:paragraph-rsid="001820e7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MPSYS</text:p>
      <text:p text:style-name="P3">dumpsys is a tool that runs on Android devices and provides information about system services.</text:p>
      <text:p text:style-name="P1">adb shell dumpsys | grep "DUMP OF SERVICE"</text:p>
      <text:p text:style-name="Standard"/>
      <text:p text:style-name="Standard">DUMP OF SERVICE DockObserver:</text:p>
      <text:p text:style-name="Standard">DUMP OF SERVICE OnePlusExService:</text:p>
      <text:p text:style-name="Standard">DUMP OF SERVICE ParamService:</text:p>
      <text:p text:style-name="Standard">DUMP OF SERVICE SurfaceFlinger:</text:p>
      <text:p text:style-name="Standard">DUMP OF SERVICE accessibility:</text:p>
      <text:p text:style-name="Standard">DUMP OF SERVICE account:</text:p>
      <text:p text:style-name="Standard">DUMP OF SERVICE activity:</text:p>
      <text:p text:style-name="Standard">DUMP OF SERVICE activity_task:</text:p>
      <text:p text:style-name="Standard">DUMP OF SERVICE adb:</text:p>
      <text:p text:style-name="Standard">DUMP OF SERVICE alarm:</text:p>
      <text:p text:style-name="Standard">DUMP OF SERVICE android.os.UpdateEngineService:</text:p>
      <text:p text:style-name="Standard">Error dumping service info: (Unknown error -2147483646) android.os.UpdateEngineService</text:p>
      <text:p text:style-name="Standard">DUMP OF SERVICE android.security.keystore:</text:p>
      <text:p text:style-name="Standard">Can't find service: android.service.gatekeeper.IGateKeeperService</text:p>
      <text:p text:style-name="Standard">Can't find service: apexservice</text:p>
      <text:p text:style-name="Standard">DUMP OF SERVICE app_binding:</text:p>
      <text:p text:style-name="Standard">DUMP OF SERVICE app_prediction:</text:p>
      <text:p text:style-name="Standard">DUMP OF SERVICE appops:</text:p>
      <text:p text:style-name="Standard">DUMP OF SERVICE appwidget:</text:p>
      <text:p text:style-name="Standard">DUMP OF SERVICE ashmem_device_service:</text:p>
      <text:p text:style-name="Standard">Error dumping service info: (Unknown error -2147483646) ashmem_device_service</text:p>
      <text:p text:style-name="Standard">DUMP OF SERVICE audio:</text:p>
      <text:p text:style-name="Standard">DUMP OF SERVICE autofill:</text:p>
      <text:p text:style-name="Standard">DUMP OF SERVICE backup:</text:p>
      <text:p text:style-name="Standard">DUMP OF SERVICE battery:</text:p>
      <text:p text:style-name="Standard">DUMP OF SERVICE batteryproperties:</text:p>
      <text:p text:style-name="Standard">DUMP OF SERVICE batterystats:</text:p>
      <text:p text:style-name="Standard">DUMP OF SERVICE binder_calls_stats:</text:p>
      <text:p text:style-name="Standard">DUMP OF SERVICE biometric:</text:p>
      <text:p text:style-name="Standard">DUMP OF SERVICE bluetooth_manager:</text:p>
      <text:p text:style-name="Standard">DUMP OF SERVICE bugreport:</text:p>
      <text:p text:style-name="Standard">DUMP OF SERVICE carrier_config:</text:p>
      <text:p text:style-name="Standard">DUMP OF SERVICE clipboard:</text:p>
      <text:p text:style-name="Standard">DUMP OF SERVICE color_display:</text:p>
      <text:p text:style-name="Standard">DUMP OF SERVICE com.qualcomm.location.izat.IzatService:</text:p>
      <text:p text:style-name="Standard">DUMP OF SERVICE companiondevice:</text:p>
      <text:p text:style-name="Standard">DUMP OF SERVICE connectivity:</text:p>
      <text:p text:style-name="Standard">DUMP OF SERVICE connmetrics:</text:p>
      <text:p text:style-name="Standard">DUMP OF SERVICE consumer_ir:</text:p>
      <text:p text:style-name="Standard">DUMP OF SERVICE content:</text:p>
      <text:p text:style-name="Standard">DUMP OF SERVICE content_suggestions:</text:p>
      <text:p text:style-name="Standard">DUMP OF SERVICE contexthub:</text:p>
      <text:p text:style-name="Standard">DUMP OF SERVICE country_detector:</text:p>
      <text:p text:style-name="Standard">DUMP OF SERVICE cpuinfo:</text:p>
      <text:p text:style-name="Standard">DUMP OF SERVICE crossprofileapps:</text:p>
      <text:p text:style-name="Standard">DUMP OF SERVICE dbinfo:</text:p>
      <text:p text:style-name="Standard"><text:soft-page-break/>DUMP OF SERVICE device_config:</text:p>
      <text:p text:style-name="Standard">DUMP OF SERVICE device_identifiers:</text:p>
      <text:p text:style-name="Standard">DUMP OF SERVICE device_policy:</text:p>
      <text:p text:style-name="Standard">DUMP OF SERVICE deviceidle:</text:p>
      <text:p text:style-name="Standard">DUMP OF SERVICE devicestoragemonitor:</text:p>
      <text:p text:style-name="Standard">DUMP OF SERVICE diskstats:</text:p>
      <text:p text:style-name="Standard">DUMP OF SERVICE display:</text:p>
      <text:p text:style-name="Standard">Can't find service: dnsresolver</text:p>
      <text:p text:style-name="Standard">DUMP OF SERVICE dreams:</text:p>
      <text:p text:style-name="Standard">DUMP OF SERVICE drm.drmManager:</text:p>
      <text:p text:style-name="Standard">DUMP OF SERVICE dropbox:</text:p>
      <text:p text:style-name="Standard">DUMP OF SERVICE dynamic_system:</text:p>
      <text:p text:style-name="Standard">DUMP OF SERVICE engineer:</text:p>
      <text:p text:style-name="Standard">DUMP OF SERVICE ethernet:</text:p>
      <text:p text:style-name="Standard">DUMP OF SERVICE external_vibrator_service:</text:p>
      <text:p text:style-name="Standard">DUMP OF SERVICE extphone:</text:p>
      <text:p text:style-name="Standard">DUMP OF SERVICE fingerprint:</text:p>
      <text:p text:style-name="Standard">DUMP OF SERVICE game_vibrate_service:</text:p>
      <text:p text:style-name="Standard">DUMP OF SERVICE gfxinfo:</text:p>
      <text:p text:style-name="Standard">DUMP OF SERVICE gpu:</text:p>
      <text:p text:style-name="Standard">DUMP OF SERVICE graphicsstats:</text:p>
      <text:p text:style-name="Standard">Can't find service: gsiservice</text:p>
      <text:p text:style-name="Standard">DUMP OF SERVICE hardware_properties:</text:p>
      <text:p text:style-name="Standard">DUMP OF SERVICE heytapbusiness:</text:p>
      <text:p text:style-name="Standard">DUMP OF SERVICE houston_server:</text:p>
      <text:p text:style-name="Standard">DUMP OF SERVICE idmap:</text:p>
      <text:p text:style-name="Standard">Error dumping service info: (Unknown error -2147483646) idmap</text:p>
      <text:p text:style-name="Standard">DUMP OF SERVICE imms:</text:p>
      <text:p text:style-name="Standard">Can't find service: incident</text:p>
      <text:p text:style-name="Standard">DUMP OF SERVICE incidentcompanion:</text:p>
      <text:p text:style-name="Standard">DUMP OF SERVICE input:</text:p>
      <text:p text:style-name="Standard">DUMP OF SERVICE input_method:</text:p>
      <text:p text:style-name="Standard">DUMP OF SERVICE inputflinger:</text:p>
      <text:p text:style-name="Standard">Can't find service: installd</text:p>
      <text:p text:style-name="Standard">DUMP OF SERVICE ions:</text:p>
      <text:p text:style-name="Standard">DUMP OF SERVICE iphonesubinfo:</text:p>
      <text:p text:style-name="Standard">DUMP OF SERVICE ipsec:</text:p>
      <text:p text:style-name="Standard">DUMP OF SERVICE ircs:</text:p>
      <text:p text:style-name="Standard">DUMP OF SERVICE isms:</text:p>
      <text:p text:style-name="Standard">DUMP OF SERVICE isub:</text:p>
      <text:p text:style-name="Standard">DUMP OF SERVICE jobscheduler:</text:p>
      <text:p text:style-name="Standard">DUMP OF SERVICE launcherapps:</text:p>
      <text:p text:style-name="Standard">DUMP OF SERVICE location:</text:p>
      <text:p text:style-name="Standard">DUMP OF SERVICE lock_settings:</text:p>
      <text:p text:style-name="Standard">DUMP OF SERVICE looper_stats:</text:p>
      <text:p text:style-name="Standard">DUMP OF SERVICE media.audio_flinger:</text:p>
      <text:p text:style-name="Standard">DUMP OF SERVICE media.audio_policy:</text:p>
      <text:p text:style-name="Standard">DUMP OF SERVICE media.camera:</text:p>
      <text:p text:style-name="Standard">DUMP OF SERVICE media.camera.proxy:</text:p>
      <text:p text:style-name="Standard">DUMP OF SERVICE media.drm:</text:p>
      <text:p text:style-name="Standard">DUMP OF SERVICE media.extractor:</text:p>
      <text:p text:style-name="Standard">DUMP OF SERVICE media.metrics:</text:p>
      <text:p text:style-name="Standard"><text:soft-page-break/>DUMP OF SERVICE media.player:</text:p>
      <text:p text:style-name="Standard">DUMP OF SERVICE media.resource_manager:</text:p>
      <text:p text:style-name="Standard">DUMP OF SERVICE media.sound_trigger_hw:</text:p>
      <text:p text:style-name="Standard">DUMP OF SERVICE media_projection:</text:p>
      <text:p text:style-name="Standard">DUMP OF SERVICE media_resource_monitor:</text:p>
      <text:p text:style-name="Standard">DUMP OF SERVICE media_router:</text:p>
      <text:p text:style-name="Standard">DUMP OF SERVICE media_session:</text:p>
      <text:p text:style-name="Standard">DUMP OF SERVICE meminfo:</text:p>
      <text:p text:style-name="Standard">DUMP OF SERVICE midi:</text:p>
      <text:p text:style-name="Standard">DUMP OF SERVICE mount:</text:p>
      <text:p text:style-name="Standard">Can't find service: netd</text:p>
      <text:p text:style-name="Standard">DUMP OF SERVICE netd_listener:</text:p>
      <text:p text:style-name="Standard">DUMP OF SERVICE netpolicy:</text:p>
      <text:p text:style-name="Standard">DUMP OF SERVICE netstats:</text:p>
      <text:p text:style-name="Standard">DUMP OF SERVICE network_management:</text:p>
      <text:p text:style-name="Standard">DUMP OF SERVICE network_score:</text:p>
      <text:p text:style-name="Standard">DUMP OF SERVICE network_stack:</text:p>
      <text:p text:style-name="Standard">DUMP OF SERVICE network_time_update_service:</text:p>
      <text:p text:style-name="Standard">DUMP OF SERVICE network_watchlist:</text:p>
      <text:p text:style-name="Standard">DUMP OF SERVICE nfc:</text:p>
      <text:p text:style-name="Standard">DUMP OF SERVICE notification:</text:p>
      <text:p text:style-name="Standard">DUMP OF SERVICE oem_lock:</text:p>
      <text:p text:style-name="Standard">DUMP OF SERVICE oimc_service:</text:p>
      <text:p text:style-name="Standard">DUMP OF SERVICE oneplus_colordisplay_service:</text:p>
      <text:p text:style-name="Standard">DUMP OF SERVICE oneplus_longshot_manager_service:</text:p>
      <text:p text:style-name="Standard">DUMP OF SERVICE oneplus_nfc_service:</text:p>
      <text:p text:style-name="Standard">DUMP OF SERVICE oneplus_wifi_service:</text:p>
      <text:p text:style-name="Standard">DUMP OF SERVICE oneplus_windowmanagerservice:</text:p>
      <text:p text:style-name="Standard">DUMP OF SERVICE opdiagnose:</text:p>
      <text:p text:style-name="Standard">DUMP OF SERVICE openid:</text:p>
      <text:p text:style-name="Standard">DUMP OF SERVICE opscenecallblock:</text:p>
      <text:p text:style-name="Standard">DUMP OF SERVICE opservice:</text:p>
      <text:p text:style-name="Standard">DUMP OF SERVICE otadexopt:</text:p>
      <text:p text:style-name="Standard">DUMP OF SERVICE overlay:</text:p>
      <text:p text:style-name="Standard">DUMP OF SERVICE package:</text:p>
      <text:p text:style-name="Standard">DUMP OF SERVICE package_native:</text:p>
      <text:p text:style-name="Standard">DUMP OF SERVICE permission:</text:p>
      <text:p text:style-name="Standard">DUMP OF SERVICE persistent_data_block:</text:p>
      <text:p text:style-name="Standard">DUMP OF SERVICE phone:</text:p>
      <text:p text:style-name="Standard">DUMP OF SERVICE pinner:</text:p>
      <text:p text:style-name="Standard">DUMP OF SERVICE power:</text:p>
      <text:p text:style-name="Standard">DUMP OF SERVICE powercontrol:</text:p>
      <text:p text:style-name="Standard">DUMP OF SERVICE print:</text:p>
      <text:p text:style-name="Standard">DUMP OF SERVICE processinfo:</text:p>
      <text:p text:style-name="Standard">DUMP OF SERVICE procstats:</text:p>
      <text:p text:style-name="Standard">DUMP OF SERVICE recovery:</text:p>
      <text:p text:style-name="Standard">DUMP OF SERVICE restrictions:</text:p>
      <text:p text:style-name="Standard">DUMP OF SERVICE role:</text:p>
      <text:p text:style-name="Standard">DUMP OF SERVICE rollback:</text:p>
      <text:p text:style-name="Standard">DUMP OF SERVICE runtime:</text:p>
      <text:p text:style-name="Standard">DUMP OF SERVICE scheduling_policy:</text:p>
      <text:p text:style-name="Standard">DUMP OF SERVICE search:</text:p>
      <text:p text:style-name="Standard"><text:soft-page-break/>DUMP OF SERVICE sec_key_att_app_id_provider:</text:p>
      <text:p text:style-name="Standard">DUMP OF SERVICE secrecy:</text:p>
      <text:p text:style-name="Standard">DUMP OF SERVICE secure_element:</text:p>
      <text:p text:style-name="Standard">DUMP OF SERVICE sensor_privacy:</text:p>
      <text:p text:style-name="Standard">DUMP OF SERVICE sensorservice:</text:p>
      <text:p text:style-name="Standard">DUMP OF SERVICE serial:</text:p>
      <text:p text:style-name="Standard">DUMP OF SERVICE servicediscovery:</text:p>
      <text:p text:style-name="Standard">DUMP OF SERVICE settings:</text:p>
      <text:p text:style-name="Standard">DUMP OF SERVICE shortcut:</text:p>
      <text:p text:style-name="Standard">DUMP OF SERVICE simphonebook:</text:p>
      <text:p text:style-name="Standard">DUMP OF SERVICE sip:</text:p>
      <text:p text:style-name="Standard">DUMP OF SERVICE slice:</text:p>
      <text:p text:style-name="Standard">DUMP OF SERVICE soundtrigger:</text:p>
      <text:p text:style-name="Standard">DUMP OF SERVICE stats:</text:p>
      <text:p text:style-name="Standard">DUMP OF SERVICE statscompanion:</text:p>
      <text:p text:style-name="Standard">DUMP OF SERVICE statusbar:</text:p>
      <text:p text:style-name="Standard">DUMP OF SERVICE storaged:</text:p>
      <text:p text:style-name="Standard">DUMP OF SERVICE storaged_pri:</text:p>
      <text:p text:style-name="Standard">DUMP OF SERVICE storagestats:</text:p>
      <text:p text:style-name="Standard">Can't find service: suspend_control</text:p>
      <text:p text:style-name="Standard">DUMP OF SERVICE system_update:</text:p>
      <text:p text:style-name="Standard">DUMP OF SERVICE telecom:</text:p>
      <text:p text:style-name="Standard">DUMP OF SERVICE telephony.registry:</text:p>
      <text:p text:style-name="Standard">DUMP OF SERVICE testharness:</text:p>
      <text:p text:style-name="Standard">DUMP OF SERVICE textclassification:</text:p>
      <text:p text:style-name="Standard">DUMP OF SERVICE textservices:</text:p>
      <text:p text:style-name="Standard">DUMP OF SERVICE thermalservice:</text:p>
      <text:p text:style-name="Standard">DUMP OF SERVICE time_detector:</text:p>
      <text:p text:style-name="Standard">DUMP OF SERVICE trust:</text:p>
      <text:p text:style-name="Standard">DUMP OF SERVICE uimode:</text:p>
      <text:p text:style-name="Standard">DUMP OF SERVICE updatelock:</text:p>
      <text:p text:style-name="Standard">DUMP OF SERVICE uri_grants:</text:p>
      <text:p text:style-name="Standard">DUMP OF SERVICE usagestats:</text:p>
      <text:p text:style-name="Standard">DUMP OF SERVICE usb:</text:p>
      <text:p text:style-name="Standard">DUMP OF SERVICE user:</text:p>
      <text:p text:style-name="Standard">DUMP OF SERVICE vendor.audio.vrservice:</text:p>
      <text:p text:style-name="Standard">DUMP OF SERVICE vendor.perfservice:</text:p>
      <text:p text:style-name="Standard">DUMP OF SERVICE vibrator:</text:p>
      <text:p text:style-name="Standard">DUMP OF SERVICE voiceinteraction:</text:p>
      <text:p text:style-name="Standard">Can't find service: vold</text:p>
      <text:p text:style-name="Standard">DUMP OF SERVICE wallpaper:</text:p>
      <text:p text:style-name="Standard">DUMP OF SERVICE webviewupdate:</text:p>
      <text:p text:style-name="Standard">DUMP OF SERVICE wifi:</text:p>
      <text:p text:style-name="Standard">DUMP OF SERVICE wificond:</text:p>
      <text:p text:style-name="Standard">DUMP OF SERVICE wifip2p:</text:p>
      <text:p text:style-name="Standard">Error dumping service info: (Unknown error -2147483646) wificond</text:p>
      <text:p text:style-name="Standard">DUMP OF SERVICE wifiscanner:</text:p>
      <text:p text:style-name="Standard">DUMP OF SERVICE window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1:33:23.000378016</meta:creation-date>
    <dc:date>2021-10-05T11:36:26.286148470</dc:date>
    <meta:editing-duration>PT3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201" meta:word-count="832" meta:character-count="6054" meta:non-whitespace-character-count="5423"/>
  </office:meta>
</office:document-meta>
</file>